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79cc4" officeooo:paragraph-rsid="00179cc4"/>
    </style:style>
    <style:style style:name="P2" style:family="paragraph" style:parent-style-name="Standard">
      <style:text-properties officeooo:paragraph-rsid="00179cc4"/>
    </style:style>
    <style:style style:name="P3" style:family="paragraph" style:parent-style-name="Standard">
      <style:paragraph-properties fo:text-align="center" style:justify-single-word="false"/>
      <style:text-properties fo:font-size="15pt" fo:language="ru" fo:country="RU" fo:font-weight="bold" officeooo:rsid="00179cc4" officeooo:paragraph-rsid="00179cc4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9cc4"/>
    </style:style>
    <style:style style:name="T3" style:family="text">
      <style:text-properties fo:language="en" fo:country="US" officeooo:rsid="0018cb8d"/>
    </style:style>
    <style:style style:name="T4" style:family="text">
      <style:text-properties fo:language="en" fo:country="US" officeooo:rsid="001ab33b"/>
    </style:style>
    <style:style style:name="T5" style:family="text">
      <style:text-properties fo:language="ru" fo:country="RU" officeooo:rsid="00179cc4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2a00ff" style:font-name="Consolas" fo:font-size="10pt" style:font-size-asian="10pt"/>
    </style:style>
    <style:style style:name="T8" style:family="text">
      <style:text-properties fo:color="#2a00ff" style:font-name="Consolas" fo:font-size="10pt" style:font-size-asian="10pt" fo:background-color="#e8f2fe"/>
    </style:style>
    <style:style style:name="T9" style:family="text">
      <style:text-properties fo:color="#3f7f5f" style:font-name="Consolas" fo:font-size="10pt" style:font-size-asian="10pt"/>
    </style:style>
    <style:style style:name="T1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officeooo:rsid="001ab33b"/>
    </style:style>
    <style:style style:name="T12" style:family="text">
      <style:text-properties officeooo:rsid="001c6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программного модуля <text:span text:style-name="T1">NRF24 </text:span>для системы С42</text:p>
      <text:p text:style-name="P1"/>
      <text:p text:style-name="P1">Программный модуль (<text:span text:style-name="T1">NRF</text:span>24) предназначен для прозрачного управления системой радиосвязи используя интерфейс системы С42.</text:p>
      <text:p text:style-name="P1">Он имеет ряд свойств опис<text:span text:style-name="T11">а</text:span>н<text:span text:style-name="T12">н</text:span>ых ниже в виде комментариев к объявлению этих свойств в коде программы :</text:p>
      <text:p text:style-name="P1"><text:span text:style-name="T6"><text:tab/><text:tab/>{TX_PACKET, <text:tab/><text:tab/>setup_TX_PACKET, null, VAR_TX_PACKET_SIZE,<text:tab/></text:span><text:span text:style-name="T7">""</text:span><text:span text:style-name="T6">},<text:tab/><text:tab/><text:tab/></text:span><text:span text:style-name="T9">// </text:span><text:span text:style-name="T10">сюда</text:span><text:span text:style-name="T9"> </text:span><text:span text:style-name="T10">помещается</text:span><text:span text:style-name="T9"> </text:span><text:span text:style-name="T10">отправляемый</text:span><text:span text:style-name="T9"> </text:span><text:span text:style-name="T10">пакет</text:span><text:span text:style-name="T9"> </text:span><text:span text:style-name="T10">перед</text:span><text:span text:style-name="T9"> </text:span><text:span text:style-name="T10">отправкой</text:span><text:span text:style-name="T9"> </text:span><text:span text:style-name="T10">по</text:span><text:span text:style-name="T9"> </text:span><text:span text:style-name="T10">адресу</text:span><text:span text:style-name="T9"> REMOTE_ADDRESS</text:span></text:p>
      <text:p text:style-name="P4"><text:span text:style-name="T6"><text:tab/><text:tab/>{RX_PACKET, <text:tab/><text:tab/>null, null, VAR_RX_PACKET_SIZE,<text:tab/></text:span><text:span text:style-name="T7">""</text:span><text:span text:style-name="T6">},<text:tab/><text:tab/><text:tab/></text:span><text:span text:style-name="T9">// </text:span><text:span text:style-name="T10">сюда</text:span><text:span text:style-name="T9"> </text:span><text:span text:style-name="T10">помещается</text:span><text:span text:style-name="T9"> </text:span><text:span text:style-name="T10">принятый</text:span><text:span text:style-name="T9"> </text:span><text:span text:style-name="T10">пакет</text:span><text:span text:style-name="T9"> </text:span><text:span text:style-name="T10">приёмником</text:span><text:span text:style-name="T9"> RX1 в hex </text:span><text:span text:style-name="T10">формате</text:span></text:p>
      <text:p text:style-name="P4"><text:span text:style-name="T6"><text:tab/><text:tab/>{RADIO_CHANNEL, <text:tab/><text:tab/>null, null, 4,<text:tab/></text:span><text:span text:style-name="T7">"113"</text:span><text:span text:style-name="T6">},<text:tab/><text:tab/><text:tab/><text:tab/><text:tab/></text:span><text:span text:style-name="T9">//<text:tab/></text:span><text:span text:style-name="T10">номер</text:span><text:span text:style-name="T9"> </text:span><text:span text:style-name="T10">радио</text:span><text:span text:style-name="T9"> </text:span><text:span text:style-name="T10">канала</text:span></text:p>
      <text:p text:style-name="P4"><text:span text:style-name="T6"><text:tab/><text:tab/>{ADDRESS_LENGTH, <text:tab/><text:tab/>null, null, 2,<text:tab/></text:span><text:span text:style-name="T7">"5"</text:span><text:span text:style-name="T6">},<text:tab/><text:tab/><text:tab/></text:span><text:span text:style-name="T9">//<text:tab/></text:span><text:span text:style-name="T10">длина</text:span><text:span text:style-name="T9"> </text:span><text:span text:style-name="T10">адреса</text:span></text:p>
      <text:p text:style-name="P4"><text:span text:style-name="T6"><text:tab/><text:tab/>{SELF_ADDRESS, <text:tab/><text:tab/>null, null, 13,<text:tab/></text:span><text:span text:style-name="T7">"civil"</text:span><text:span text:style-name="T6">},<text:tab/></text:span><text:span text:style-name="T9">//<text:tab/></text:span><text:span text:style-name="T10">собственный</text:span><text:span text:style-name="T9"> </text:span><text:span text:style-name="T10">адрес</text:span><text:span text:style-name="T9"> NRF <text:s/></text:span><text:span text:style-name="T10">врегистре</text:span><text:span text:style-name="T9"> RX1? RX0 </text:span><text:span text:style-name="T10">используется</text:span><text:span text:style-name="T9"> </text:span><text:span text:style-name="T10">для</text:span><text:span text:style-name="T9"> AUTOACK</text:span></text:p>
      <text:p text:style-name="P4"><text:span text:style-name="T6"><text:tab/><text:tab/>{REMOTE_ADDRESS, <text:tab/>null, null, 13,<text:tab/></text:span><text:span text:style-name="T7">"self_"</text:span><text:span text:style-name="T6">},<text:tab/></text:span><text:span text:style-name="T9">//<text:tab/></text:span><text:span text:style-name="T10">адрес</text:span><text:span text:style-name="T9"> </text:span><text:span text:style-name="T10">куда</text:span><text:span text:style-name="T9"> </text:span><text:span text:style-name="T10">будет</text:span><text:span text:style-name="T9"> </text:span><text:span text:style-name="T10">послан</text:span><text:span text:style-name="T9"> </text:span><text:span text:style-name="T10">пакет</text:span><text:span text:style-name="T9"> </text:span><text:span text:style-name="T10">если</text:span><text:span text:style-name="T9"> </text:span><text:span text:style-name="T10">свойство</text:span><text:span text:style-name="T9"> TX_PACKET </text:span><text:span text:style-name="T10">удет</text:span><text:span text:style-name="T9"> </text:span><text:span text:style-name="T10">установлено</text:span></text:p>
      <text:p text:style-name="P4"><text:span text:style-name="T6"><text:tab/><text:tab/>{RADIO_POWER, <text:tab/><text:tab/>null, null, 2,<text:tab/></text:span><text:span text:style-name="T7">"0"</text:span><text:span text:style-name="T6">},<text:tab/><text:tab/><text:tab/><text:tab/></text:span><text:span text:style-name="T9">// </text:span><text:span text:style-name="T10">мощность</text:span><text:span text:style-name="T9"> </text:span><text:span text:style-name="T10">передатчика</text:span></text:p>
      <text:p text:style-name="P4"><text:span text:style-name="T6"><text:tab/><text:tab/>{DATARATE, <text:tab/><text:tab/>null, null, 2,<text:tab/></text:span><text:span text:style-name="T7">"1"</text:span><text:span text:style-name="T6">},<text:tab/><text:tab/><text:tab/><text:tab/><text:tab/></text:span><text:span text:style-name="T9">//<text:tab/></text:span><text:span text:style-name="T10">скорость</text:span><text:span text:style-name="T9"> </text:span><text:span text:style-name="T10">передачи</text:span><text:span text:style-name="T9"> </text:span><text:span text:style-name="T10">данных</text:span><text:span text:style-name="T9"> 0 - 250kbod; 1 - 1 </text:span><text:span text:style-name="T10">Mbod</text:span><text:span text:style-name="T9">, &gt; 1 2 </text:span><text:span text:style-name="T10">Mbod</text:span></text:p>
      <text:p text:style-name="P5"/>
      <text:p text:style-name="P4"><text:span text:style-name="T6"><text:tab/><text:tab/>{PACKET_LENGTH, <text:tab/><text:tab/>null, null, 3,<text:tab/></text:span><text:span text:style-name="T7">"32"</text:span><text:span text:style-name="T6">},<text:tab/><text:tab/><text:tab/></text:span><text:span text:style-name="T9">//<text:tab/></text:span><text:span text:style-name="T10">длина</text:span><text:span text:style-name="T9"> </text:span><text:span text:style-name="T10">пакета</text:span><text:span text:style-name="T9"> </text:span><text:span text:style-name="T10">данных</text:span></text:p>
      <text:p text:style-name="P4"><text:span text:style-name="T6"><text:tab/><text:tab/>{AUTO_ACK, <text:tab/><text:tab/>null, null, 2,<text:tab/></text:span><text:span text:style-name="T7">"0"</text:span><text:span text:style-name="T6">},<text:tab/><text:tab/><text:tab/><text:tab/><text:tab/></text:span><text:span text:style-name="T9">//<text:tab/></text:span><text:span text:style-name="T10">если</text:span><text:span text:style-name="T9"> ==1, </text:span><text:span text:style-name="T10">автоответ</text:span><text:span text:style-name="T9"> </text:span><text:span text:style-name="T10">на</text:span><text:span text:style-name="T9"> </text:span><text:span text:style-name="T10">принятые</text:span><text:span text:style-name="T9"> </text:span><text:span text:style-name="T10">пакеты</text:span><text:span text:style-name="T9"> в </text:span><text:span text:style-name="T10">приёмнике</text:span><text:span text:style-name="T9"> RX1</text:span></text:p>
      <text:p text:style-name="P4"><text:span text:style-name="T6"><text:tab/><text:tab/>{DYNAMIC_PAYLOAD, <text:tab/><text:tab/>null, null, 2,<text:tab/></text:span><text:span text:style-name="T7">"0"</text:span><text:span text:style-name="T6">},<text:tab/><text:tab/><text:tab/></text:span><text:span text:style-name="T9">//<text:tab/></text:span><text:span text:style-name="T10">динамическая</text:span><text:span text:style-name="T9"> </text:span><text:span text:style-name="T10">длина</text:span><text:span text:style-name="T9"> </text:span><text:span text:style-name="T10">для</text:span><text:span text:style-name="T9"> </text:span><text:span text:style-name="T10">пакетов</text:span><text:span text:style-name="T9"> </text:span><text:span text:style-name="T10">данных</text:span><text:span text:style-name="T9"> <text:s/>в </text:span><text:span text:style-name="T10">приёмнике</text:span><text:span text:style-name="T9"> RX1</text:span></text:p>
      <text:p text:style-name="P4"><text:span text:style-name="T6"><text:tab/><text:tab/>{RETRY_COUNT, <text:tab/><text:tab/>null, null, 2,<text:tab/></text:span><text:span text:style-name="T7">"0"</text:span><text:span text:style-name="T6">},<text:tab/><text:tab/><text:tab/><text:tab/></text:span><text:span text:style-name="T9">// </text:span><text:span text:style-name="T10">число</text:span><text:span text:style-name="T9"> </text:span><text:span text:style-name="T10">повторных</text:span><text:span text:style-name="T9"> </text:span><text:span text:style-name="T10">попыток</text:span><text:span text:style-name="T9"> </text:span><text:span text:style-name="T10">отпрвки</text:span><text:span text:style-name="T9"> </text:span><text:span text:style-name="T10">пакета</text:span><text:span text:style-name="T9">, </text:span><text:span text:style-name="T10">если</text:span><text:span text:style-name="T9"> AUTO_ACK == "1"</text:span></text:p>
      <text:p text:style-name="P4"><text:span text:style-name="T6"><text:tab/><text:tab/>{RETRY_DELAY, <text:tab/><text:tab/>null, null, 2,<text:tab/></text:span><text:span text:style-name="T7">"0"</text:span><text:span text:style-name="T6">},<text:tab/><text:tab/><text:tab/></text:span><text:span text:style-name="T9">//<text:tab/></text:span><text:span text:style-name="T10">задержка</text:span><text:span text:style-name="T9"> </text:span><text:span text:style-name="T10">между</text:span><text:span text:style-name="T9"> </text:span><text:span text:style-name="T10">попытками</text:span><text:span text:style-name="T9"> </text:span><text:span text:style-name="T10">отправки</text:span><text:span text:style-name="T9"> </text:span><text:span text:style-name="T10">пакета</text:span><text:span text:style-name="T9">, </text:span><text:span text:style-name="T10">если</text:span><text:span text:style-name="T9"> AUTO_ACK == "1"</text:span></text:p>
      <text:p text:style-name="P4"><text:span text:style-name="T6"><text:tab/><text:tab/>{CRC_SIZE, <text:tab/><text:tab/><text:tab/>null, null, 2,<text:tab/></text:span><text:span text:style-name="T7">"2"</text:span><text:span text:style-name="T6">}<text:tab/><text:tab/><text:tab/></text:span><text:span text:style-name="T9">// <text:s/></text:span><text:span text:style-name="T10">размер</text:span><text:span text:style-name="T9"> </text:span><text:span text:style-name="T10">контрольной</text:span><text:span text:style-name="T9"> </text:span><text:span text:style-name="T10">суммы</text:span><text:span text:style-name="T9">, </text:span><text:span text:style-name="T10">если</text:span><text:span text:style-name="T9"> 0, </text:span><text:span text:style-name="T10">то</text:span><text:span text:style-name="T9"> </text:span><text:span text:style-name="T10">нет</text:span><text:span text:style-name="T9"> </text:span><text:span text:style-name="T10">контрольной</text:span><text:span text:style-name="T9"> </text:span><text:span text:style-name="T10">суммы</text:span><text:span text:style-name="T9">, 1 - </text:span><text:span text:style-name="T10">контр</text:span><text:span text:style-name="T9">. </text:span><text:span text:style-name="T10">суммы</text:span><text:span text:style-name="T9"> 8 </text:span><text:span text:style-name="T10">бит</text:span><text:span text:style-name="T9">, 2 - </text:span><text:span text:style-name="T10">контр</text:span><text:span text:style-name="T9">. </text:span><text:span text:style-name="T10">сумма</text:span><text:span text:style-name="T9"> 16 </text:span><text:span text:style-name="T10">бит</text:span></text:p>
      <text:p text:style-name="P1"/>
      <text:p text:style-name="P1"/>
      <text:p text:style-name="P2"><text:span text:style-name="T5">Модуль имеет одно событие «</text:span><text:span text:style-name="T8">ON_RX_PACKET</text:span><text:span text:style-name="T5">». Это событие происходит при приёме пакета приёмником </text:span><text:span text:style-name="T2">RX1 </text:span><text:span text:style-name="T5">(адрес приёмника задаётся свойством «</text:span><text:span text:style-name="T2">SELF_ADDR”). </text:span><text:span text:style-name="T5">Содержимое пакет после приёма хранится в свойстве «</text:span><text:span text:style-name="T2">RX_PACKET” </text:span><text:span text:style-name="T5">и может быть получено в шестнадцатеричном виде системой С42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1:30:17.249000000</meta:creation-date>
    <dc:date>2017-06-16T11:41:55.342000000</dc:date>
    <meta:editing-duration>PT11M40S</meta:editing-duration>
    <meta:editing-cycles>4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8" meta:word-count="273" meta:character-count="1953" meta:non-whitespace-character-count="1607"/>
  </office:meta>
</office:document-meta>
</file>